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amos ahora como procesa informacion una maquina y cuales son los elementos minimos que debe tener para realizar esta tarea.</text:p>
      <text:p text:style-name="Standard"/>
      <text:p text:style-name="Standard">Hemos hablado de datos y metodo.</text:p>
      <text:p text:style-name="Standard">Ambos son informacion. Ideas.</text:p>
      <text:p text:style-name="Standard">Abstracciones que utilizamos para representar la realidad. Pensamiento.</text:p>
      <text:p text:style-name="Standard">Esto en el mundo de las maquinas de calculo es lo que llamamos "software"</text:p>
      <text:p text:style-name="Standard">En el lenguaje de la computacion los sistemas pueden describirse en terminus de dos elementos conseptuales, el software y el hardware.</text:p>
      <text:p text:style-name="Standard">el software son las ideas, la informacion, <text:s/>mientras que el hardware es lo que llamariamos maquina fisica.</text:p>
      <text:p text:style-name="Standard"/>
      <text:p text:style-name="Standard">Para entenderlo facilmente podemos decir que hardware es todo aquello que si dejamos caer se rompera.</text:p>
      <text:p text:style-name="Standard">Podemos dejar caer un computador y se rompera seguramente.</text:p>
      <text:p text:style-name="Standard">Pero no podremos dejar caer informacion, datos, metodos, ideas, pensamientos. Estos no se rompen.</text:p>
      <text:p text:style-name="Standard"/>
      <text:p text:style-name="Standard">Cuando resolvemos un problema, frecuentemente utilizamos lapiz y papel para ayudarnos.</text:p>
      <text:p text:style-name="Standard">Resulta mas dificil realizar un calculo largo y complicado sin escribir lo que vamos haciendo.</text:p>
      <text:p text:style-name="Standard">Nuestra memoria perdera informacion en medio del calculo.</text:p>
      <text:p text:style-name="Standard">Asi el papel funciona como una memoria externa, y nos ayuda a mantener los datos y el punto que hemos alcanzado en el calculo.</text:p>
      <text:p text:style-name="Standard"/>
      <text:p text:style-name="Standard">Esto demuestra que para realizar un calculo no basta con los datos y el metodo.</text:p>
      <text:p text:style-name="Standard">es necesaria Tambien la memoria. Porque aun sin utilizar el papel como soporte, los datos estuarian en nuestra memoria.</text:p>
      <text:p text:style-name="Standard">no es posible mantener los datos durante el calculo sin un soporte de memoria.</text:p>
      <text:p text:style-name="Standard"/>
      <text:p text:style-name="Standard">Del mismo modo, el metodo, Tambien debe mantenerse en memoria.</text:p>
      <text:p text:style-name="Standard">Debo consultar continuamente, cual es siguiente paso.</text:p>
      <text:p text:style-name="Standard"/>
      <text:p text:style-name="Standard">cuando realizamos el calculo a mano, nosotros mismos aplicamos las operaciones sobre los datos.</text:p>
      <text:p text:style-name="Standard">Podemos hacer esto porque el <text:s/>metodo esta en nuestra memoria.</text:p>
      <text:p text:style-name="Standard"/>
      <text:p text:style-name="Standard">Si digo que alguien averigue cual es la raiz cuadrada de un numero X, es posible que ese alguien me responda que no sabe como hacerlo.</text:p>
      <text:p text:style-name="Standard">O dicho de otra forma, que el metodo no esta en su memoria.</text:p>
      <text:p text:style-name="Standard"/>
      <text:p text:style-name="Standard">Asi, si queremos construir una maquina que resuelva problemas automaticamente esta debe disponer de un soporte de memoria adonde mantener los datos y los metodos necesarios.</text:p>
      <text:p text:style-name="Standard"/>
      <text:p text:style-name="Standard">ejecutar un metodo supone realizar una serie de operaciones sobre los datos, estas operaciones produciran transformaciones.</text:p>
      <text:p text:style-name="Standard">Cuando realizamos este proceso mentalmente somos nosotros quienes realizan los calculos.</text:p>
      <text:p text:style-name="Standard">Pero si esperamos que lo haga una maquina, esta debe disponer de algun dispositivo que realice las operaciones sobre los datos.</text:p>
      <text:p text:style-name="Standard">los computadores que utilizamos a diario disponen de un dispositivo electronico llamado "procesador" que realiza esta tarea.</text:p>
      <text:p text:style-name="Standard"/>
      <text:p text:style-name="Standard"><text:soft-page-break/>las características mínimas que una maquina de calculo debe poseer son:</text:p>
      <text:p text:style-name="Standard"/>
      <text:p text:style-name="Standard">1- Capacidad para mantener y modificar datos</text:p>
      <text:p text:style-name="Standard">2- Capacidad para ejecutar un método</text:p>
      <text:p text:style-name="Standard"/>
      <text:p text:style-name="Standard">Y eso es todo lo que necesitamos.</text:p>
      <text:p text:style-name="Standard">Una maquina que procesa informacion debe disponer minimamente de un soporte de memoria, adonde almacenar datos y metodos, y un dispositivo que aplique las tranformaciones sobre los datos que indica el metodo.</text:p>
      <text:p text:style-name="Standard"/>
      <text:p text:style-name="Standard">En resumen, </text:p>
      <text:p text:style-name="Standard">los elementos minimos que debe tener un sistema para procesar informacion son:</text:p>
      <text:p text:style-name="Standard">datos, metodo, memoria y procesador.</text:p>
      <text:p text:style-name="Standard"/>
      <text:p text:style-name="Standard">Dos elementos son software, y dos elementos son hardwa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7:44:16.129000000</meta:creation-date>
    <dc:date>2026-02-14T18:01:37.362000000</dc:date>
    <meta:editing-duration>PT17M21S</meta:editing-duration>
    <meta:editing-cycles>1</meta:editing-cycles>
    <meta:document-statistic meta:table-count="0" meta:image-count="0" meta:object-count="0" meta:page-count="2" meta:paragraph-count="37" meta:word-count="497" meta:character-count="3139" meta:non-whitespace-character-count="2676"/>
    <meta:generator>LibreOffice/7.3.5.2$Windows_X86_64 LibreOffice_project/184fe81b8c8c30d8b5082578aee2fed2ea847c01</meta:generator>
  </office:meta>
</office:document-meta>
</file>